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CommentAft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ExtensionElementMapping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SSetupCod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etPageDevic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PageSetupCod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ExtensionElementMapping.PSExtensionElemen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CommentBefor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